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Standard">
      <style:paragraph-properties fo:text-align="justify" style:justify-single-word="false"/>
      <style:text-properties fo:language="fr" fo:country="FR"/>
    </style:style>
    <style:style style:name="P10" style:family="paragraph" style:parent-style-name="Standard">
      <style:paragraph-properties fo:margin-left="0.106cm" fo:margin-right="0cm" fo:text-align="justify" style:justify-single-word="false" fo:text-indent="0cm" style:auto-text-indent="false">
        <style:tab-stops/>
      </style:paragraph-properties>
      <style:text-properties fo:language="fr" fo:country="FR"/>
    </style:style>
    <style:style style:name="P11" style:family="paragraph" style:parent-style-name="Standard">
      <style:paragraph-properties fo:margin-left="0.106cm" fo:margin-right="0cm" fo:text-align="justify" style:justify-single-word="false" fo:text-indent="0cm" style:auto-text-indent="false">
        <style:tab-stops/>
      </style:paragraph-properties>
      <style:text-properties fo:language="fr" fo:country="FR" style:font-name-complex="Times New Roman"/>
    </style:style>
    <style:style style:name="P12" style:family="paragraph" style:parent-style-name="Standard">
      <style:paragraph-properties fo:margin-left="0.106cm" fo:margin-right="0cm" fo:text-align="justify" style:justify-single-word="false" fo:text-indent="0cm" style:auto-text-indent="false">
        <style:tab-stops/>
      </style:paragraph-properties>
      <style:text-properties style:font-name="Courier New" fo:language="fr" fo:country="FR" style:font-name-complex="Courier New"/>
    </style:style>
    <style:style style:name="P13"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text-properties fo:language="fr" fo:country="F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style:font-name="Times New Roman"/>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741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Étape 3, l'intrusion :</text:p>
      <text:p text:style-name="P1"/>
      <text:p text:style-name="Standard"/>
      <text:p text:style-name="P2">Metasploit (environnement dédié à l'intrusion, environnement de test d'intrusion) :</text:p>
      <text:p text:style-name="P2"/>
      <text:p text:style-name="P3">Metasploit : utiliser des <text:span text:style-name="Police_20_par_20_défaut"><text:span text:style-name="T1">exploit </text:span></text:span>(bouts de code exploitant une vulnérabilité) et des <text:span text:style-name="Police_20_par_20_défaut"><text:span text:style-name="T1">payloads </text:span></text:span>(code une fois que la vulnérabilité est exploitée, pour obtenir par exemple un accès à distance sur une machine). L'ensemble vise à tester la sécurité d'un système. <text:s/>Entièrement écrit en ruby.</text:p>
      <text:p text:style-name="P3"/>
      <text:p text:style-name="P3">Architecture :</text:p>
      <text:list xml:id="list3622622384529672877" text:style-name="L1">
        <text:list-item>
          <text:p text:style-name="P14">Rex, bibliothèque qui gère les tâches courantes (protocoles, encodage) ?</text:p>
        </text:list-item>
        <text:list-item>
          <text:p text:style-name="P14">Msf::Core (metasploit framwork core) : framework en lui-même, c'est un outil de développement afin de développer et d'exécuter des exploits.</text:p>
        </text:list-item>
        <text:list-item>
          <text:p text:style-name="P14">Msf::Base : version simplifiée du framwork.</text:p>
        </text:list-item>
      </text:list>
      <text:p text:style-name="P3"/>
      <text:p text:style-name="P3">Au niveau des interfaces, on utilise Msf::console, permet d'accéder au framework via la console.</text:p>
      <text:p text:style-name="P3"/>
      <text:p text:style-name="P3"><text:s/>----------------</text:p>
      <text:p text:style-name="P3">Dans Kali Linux, metasploit est situé dans le dossier (à partir de root) :</text:p>
      <text:p text:style-name="P3"/>
      <text:p text:style-name="P4">cd /usr/share/metasploit-framework</text:p>
      <text:p text:style-name="P4"/>
      <text:p text:style-name="P3">On se rend le dossier et on liste les composants de metasploit premièrement, avec la commande ls :</text:p>
      <text:p text:style-name="P3"/>
      <text:p text:style-name="P3"><text:s/>- config : les configurations</text:p>
      <text:p text:style-name="P3"><text:s/>- data : les données par défaut, avec mots de passe etc...</text:p>
      <text:p text:style-name="P3"><text:s/>- lib : les bibliothèques (rex)</text:p>
      <text:p text:style-name="P3"><text:span text:style-name="Police_20_par_20_défaut"><text:span text:style-name="T2"><text:s/>- module : une des fonctionnalités les plus utilisées, puisque ça reg</text:span></text:span><text:span text:style-name="Police_20_par_20_défaut"><text:span text:style-name="T2">roupe tous les modules du framework.</text:span></text:span> Dans les modules, si on va dans le dossier, on en voit plusieurs types, dont les exploits et les payloads par exemple. Au sein du dossier exploit ensuite on a les exploits concernant diverses applications / OS (Unix, Windows, Firefox etc...).</text:p>
      <text:p text:style-name="P3">Les modules du dossier auxiliary = modules généraux, ce qui rentre pas dans les autres catégories. Les modules encodeurs sont les modules permettant d'encoder les données. Dans le dossier post, c'est des modules à employer une fois qu'on est dans la machine, pour scanner la machine / récupérer des infos etc...</text:p>
      <text:p text:style-name="P3"><text:s/>- tools : tous les outils utilisables en dehors du framework.</text:p>
      <text:p text:style-name="P3">Exemple d'un de ces outils : virustotal.rb, situé dans le dossier tools/exploit. Pour lancer le script, comme pour lancer tous les scripts, on écrit <text:span text:style-name="Police_20_par_20_défaut"><text:span text:style-name="T3">./virustotal.rb -h </text:span></text:span>(ici le -h est une option pour obtenir l'aide). On voit que pour utiliser le script, il faut utiliser l'option -f suivi du nom de fichier. Donc, pour scanner le fichier example.py, on fait :</text:p>
      <text:p text:style-name="P3"/>
      <text:p text:style-name="P4">./virustotal.rb -f example.py</text:p>
      <text:p text:style-name="P4"/>
      <text:p text:style-name="P3">Ce script, une fois qu'il a tourné, passe à la moulinette grâce à Virustotal notre fichier pour savoir si différents antivirus le détectent comme nuisible ou non. On a les versions des antivirus employés, on a Kaspersky par exemple.</text:p>
      <text:p text:style-name="P3"/>
      <text:p text:style-name="P3"><text:s/>- msfconsole est un programme (en vert, comme tous les programmes) pour utiliser le framework avec la console.</text:p>
      <text:p text:style-name="P3">-------------------</text:p>
      <text:p text:style-name="P3"/>
      <text:p text:style-name="P3">Autre dossier metasploit dans le système, qui conserve notre historique des commandes metasploit <text:soft-page-break/>qu'on a effectuées, loot garde captures d'écrans, modules et plugin conservent les modules et plugins qu'on a enregistré nous-mêmes. Ce dossier est dans : <text:span text:style-name="Police_20_par_20_défaut"><text:span text:style-name="T3">~/.msf4 </text:span></text:span>(avec ~/ = racine).</text:p>
      <text:p text:style-name="P3"/>
      <text:p text:style-name="P3"><text:s/>---------------------</text:p>
      <text:p text:style-name="P3"/>
      <text:p text:style-name="P2">En pratique : attaquer metasploitable</text:p>
      <text:p text:style-name="P2"/>
      <text:p text:style-name="P3">Déjà, pour mettre à jour metasploit framework, maintenant c'est plus avec msfupdate, c'est direct avec <text:span text:style-name="Police_20_par_20_défaut"><text:span text:style-name="T3">apt update</text:span></text:span> + <text:span text:style-name="Police_20_par_20_défaut"><text:span text:style-name="T3">apt list --upgradable</text:span></text:span> pour voir si metasploit-framework est à mettre à jour, puis <text:span text:style-name="Police_20_par_20_défaut"><text:span text:style-name="T3">apt install metasploit-framework</text:span></text:span> pour le faire.</text:p>
      <text:p text:style-name="P3"/>
      <text:p text:style-name="P3">Pour lancer metasploit depuis la console, comme prévu on utilise <text:span text:style-name="Police_20_par_20_défaut"><text:span text:style-name="T3">msfconsole</text:span></text:span>.</text:p>
      <text:p text:style-name="P3">Une fois dans la console, on peut afficher l'aide avec help ou '?' .</text:p>
      <text:p text:style-name="P3"/>
      <text:p text:style-name="P3">Commençons : une des commandes les plus communes est la commande<text:span text:style-name="Police_20_par_20_défaut"><text:span text:style-name="T3"> search </text:span></text:span>. Suite à ce mot, on tape le nom de l'exploit qu'on souhaite (par exemple <text:span text:style-name="Police_20_par_20_défaut"><text:span text:style-name="T3">search vsftp</text:span></text:span>), puis Metasploit cherche s'il existe, nous affiche son rang, et surtout son chemin (ou est-ce qu'il se trouve dans msf). Avec ce chemin ensuite, on peut afficher les informations de l'exploit, en tapant exactement le chemin affiché :</text:p>
      <text:p text:style-name="P4">info exploit/unix/ftp/vsftpd_234_backdoor</text:p>
      <text:p text:style-name="P4"/>
      <text:p text:style-name="P3">Ce qui nous donne la description de l'exploit, sa date de découverte, son rang.</text:p>
      <text:p text:style-name="P3"/>
      <text:p text:style-name="P3">Pour "entrer" dans l'exploit et être prêt à l'utiliser, on entre :</text:p>
      <text:p text:style-name="P4">use exploit/unix/ftp/vsftpd_234_backdoor</text:p>
      <text:p text:style-name="P4"/>
      <text:p text:style-name="P3">Ensuite, on est dans cet exploit. On peut lui demander d'afficher les options possibles de l'exploit en question, avec la commande <text:span text:style-name="Police_20_par_20_défaut"><text:span text:style-name="T3">show options</text:span></text:span>.</text:p>
      <text:p text:style-name="P3">Typiquement là pour vsftpd on demande l'adresse de la cible (RHOST, remote host), et le port cible de la cible (RPORT, remote port). Current = valeur par défaut. Pour définir une option, comme on peut s'y attendre on entre <text:span text:style-name="Police_20_par_20_défaut"><text:span text:style-name="T3">set RHOST 10.97.56.136 </text:span></text:span>ou plus généralement on utilise le nom de l'option.</text:p>
      <text:p text:style-name="P3"/>
      <text:p text:style-name="P3">Maintenant, pour <text:span text:style-name="Police_20_par_20_défaut"><text:span text:style-name="T4">exploiter </text:span></text:span>une fois que la cible a été défini, on entre simplement la commande <text:span text:style-name="Police_20_par_20_défaut"><text:span text:style-name="T3">exploit</text:span></text:span>. Avec metasploitable, l'exploit vsftpd marche parfaitement, dans le sens où suite à l'exploitation on a ouvert la commande de la machine vulnérable, et qu'on peut ensuite faire tout ce qu'on veut. Par exemple ifconfig, pwd (current directory), créer des fichiers (touch hello.txt) qui apparaissent dans le dossier quand on liste avec ls etc...</text:p>
      <text:p text:style-name="P3">Pour sortir de la connexion à la machine, Ctrl+C.</text:p>
      <text:p text:style-name="P3"/>
      <text:p text:style-name="P3">Pour retourner en arrière, et sortir de notre exploit par exemple, on utilise simplement <text:span text:style-name="Police_20_par_20_défaut"><text:span text:style-name="T3">back</text:span></text:span>.</text:p>
      <text:p text:style-name="P3">Forcément ici la vulnérabilité à l'exploit vsftp était connue donc on l'a utilisée direct. Liste d'autres exploits connus de metasploitable :</text:p>
      <text:p text:style-name="P3"/>
      <text:p text:style-name="P3"/>
      <text:p text:style-name="P3"><text:s/>----------------------------</text:p>
      <text:p text:style-name="P3"/>
      <text:p text:style-name="P3">Autre exploit simple de metasploitable,<text:span text:style-name="T3"> multi/http/php_cgi_arg_injection</text:span><text:span text:style-name="T5">, qui est un exploit qui ouvre meterpreter sur le système attaqué.</text:span></text:p>
      <text:p text:style-name="P3"/>
      <text:p text:style-name="P2">Faire du scanning dans metasploit :</text:p>
      <text:p text:style-name="P2"/>
      <text:p text:style-name="P3"><text:soft-page-break/>La fonction de scanning se situe dans les modules auxiliaires, dans auxiliary/scanner. Il y a pas mal de possibilités. Pour afficher ces possibilités :</text:p>
      <text:p text:style-name="P4">use auxiliary/scanner/ <text:s/>+ tab</text:p>
      <text:p text:style-name="P4"/>
      <text:p text:style-name="P3"><text:s/>Pour afficher seulement les possibilités en rapport avec le protocole FTP de transfert de fichiers :</text:p>
      <text:p text:style-name="P4">use auxiliary/scanner/ftp/ +tab</text:p>
      <text:p text:style-name="P4"/>
      <text:p text:style-name="P3">On choisit notre scan, puis on fait use, on set les options, et on fait run. Ici on a utilisé le scan ftp_version pour savoir si notre système est vulnérable à l'exploit vsftpd (qui est une version de ftp, very secure file transfer protocole). En fait, ça nous donne plutôt la version de FTP ici (c'est le scan version). Ça affiche une version de FTP de 2.3.4 après FTP Banner : c'est justement la version vulnérable qu'on a exploité avant avec l'exploit vsftpd_234_backdoor.</text:p>
      <text:p text:style-name="P3"/>
      <text:p text:style-name="P3">Grâce au scan, on peut avoir les payloads utilisables (est-ce que c'est juste pour le scan qu'on est en train de use ? Ou alors est-ce que ça nous montre l'intégralité des payloads ?...) avec la commande <text:span text:style-name="Police_20_par_20_défaut"><text:span text:style-name="T3">show payloads</text:span></text:span></text:p>
      <text:p text:style-name="P3"/>
      <text:p text:style-name="P3">Ex. de payload reverse http permettant d'établir une connexion à la machine exploitée.</text:p>
      <text:p text:style-name="P3"/>
      <text:p text:style-name="P3">BONUS : j'ai testé d'autres exploits que le vsftpd :</text:p>
      <text:p text:style-name="P3"/>
      <text:list xml:id="list4604581591531088889" text:style-name="L2">
        <text:list-item>
          <text:p text:style-name="P15">PHP CGI Argument Injection : alors on run l'exploit, puis ça ouvre meterpreter au travers d'une injection PHP. En gros le PHP agit comme une CGI et est ce qui envoie les requêtes et récupère les résultats de la requête vis-à-vis du serveur. Ici on injecte des commandes pour réaliser du code.</text:p>
        </text:list-item>
      </text:list>
      <text:p text:style-name="P3">On a ouvert meterpreter, et ensuite on peut entrer dans la console avec la commande <text:span text:style-name="Police_20_par_20_défaut"><text:span text:style-name="T3">shell</text:span></text:span>. Une fois qu'on est dans l'invite de commande, on se trouve dans le dossier du site web hébergé. On peut ensuite naviguer au travers des dossiers normal, supprimer des fichiers etc... Pour afficher le contenu d'un fichier dans la shell, utilise la commande :</text:p>
      <text:p text:style-name="P5">cat file.txt</text:p>
      <text:p text:style-name="P3"/>
      <text:p text:style-name="P3"/>
      <text:p text:style-name="P3"/>
      <text:p text:style-name="P2">Le cracking de mots de passes :</text:p>
      <text:p text:style-name="P2"/>
      <text:p text:style-name="P3">Casseur de mot de passe très connu = John The Ripper.</text:p>
      <text:p text:style-name="P3">Un casseur de mots de passe sert à éprouver la robustesse d'un mot de passe., et à le deviner.</text:p>
      <text:p text:style-name="P3">John est installé dans<text:span text:style-name="Police_20_par_20_défaut"><text:span text:style-name="T3"> usr/share/john</text:span></text:span>. Dans le fichier john.conf, on a toutes les fonctions permettant de craquer, fonctions pré-écrites permettant de casser les rotations d'alphabet (on avance de 13 lettres dans l'alphabet pour chiffrer), etc... On peut éventuellement ajouter des fonctions personnalisées ici.</text:p>
      <text:p text:style-name="P3">On a le fichier password.lst (.liste), qui contient une liste assez conséquente des mots de passe souvent utilisés. En fait john utilise plusieurs modes de manière successive. 1Èrement il utilise le mode single : il teste comme mot de passe toutes les possibilités relatives aux infos sur l'utilisateur (si le login est identique au mot de passe, si le chemin du dossier est le mot de passe etc...). 2Èmement il utilise une liste de mots de passes très connus (password.lst par défaut). Le troisième mode, si les 2 précédents ont échoué, c'est le mode force brute, John teste tous les caractères 1 par 1.</text:p>
      <text:p text:style-name="P3"/>
      <text:p text:style-name="P3">La première chose à faire, bien sûr, c'est d'avoir des mots de passe à cracker. Sur Linux, on a 2 fichiers contenant les informations de mot de passe :</text:p>
      <text:p text:style-name="P3"/>
      <text:p text:style-name="P3"><text:soft-page-break/>/etc/passwd<text:tab/>= contient <text:span text:style-name="Police_20_par_20_défaut"><text:span text:style-name="T1">nom d'utilisateur:x:id_utilisateur:id_groupe:nom:dossier:shell </text:span></text:span>avec dossier le dossier personnel de l'utilisateur, et x le mot de passe, qui se situe dans le fichier shadow sous forme cryptée (fichier shadow auquel il est + compliqué d'accéder).</text:p>
      <text:p text:style-name="P3">/etc/shadow <text:s text:c="2"/>= contient utilisateur + mot de passe (crypté).</text:p>
      <text:p text:style-name="P3"/>
      <text:p text:style-name="P3">On récupère ces deux fichiers, en exploitant une faille ftp ou PHP par exemple, puis on les copie sur notre machine de manière séparée (Cat /etc/shadow et Ctrl+Maj+C pour copier).</text:p>
      <text:p text:style-name="P3">On a donc deux fichiers, un passwd.txt et un shadow.txt par exemple.</text:p>
      <text:p text:style-name="P3"/>
      <text:p text:style-name="P6">Utilisation de john à proprement parler :</text:p>
      <text:p text:style-name="P3">Une fois qu'on a ces deux fichiers, on fait</text:p>
      <text:p text:style-name="P4">unshadow passwd.txt shadow.txt &gt; pass.txt</text:p>
      <text:p text:style-name="P4">john pass.txt</text:p>
      <text:p text:style-name="P4"/>
      <text:p text:style-name="P3">En fait ce qui se passe c'est que dans la commande unshadow john fait correspondre tous les utilisateurs avec les mots de passe cryptés et, dans un nouveau fichier, affiche toutes les lignes de passwd.txt avec, à la place des 'x' qui cachaient les mots de passe, le mot de passe crypté tiré de shadow. Puis on exécute john, qui nous affiche les résultats (d'abord de single, puis des listes, puis de la force brute. Pour la force brute, appuyer sur espace pour voir la progression). On peut donner uniquement 1 nom d'utilisateur du fichier : <text:span text:style-name="Police_20_par_20_défaut"><text:span text:style-name="T3">john pass.txt --users=service</text:span></text:span></text:p>
      <text:p text:style-name="P3">Note : tu peux plus généralement utiliser n'importe quel fichier avec un utilisateur et un mot de passe, le crack marchait aussi pour le fichier shadow.txt seul par exemple.</text:p>
      <text:p text:style-name="P3"/>
      <text:p text:style-name="P7">Pour récupérer les résultats :</text:p>
      <text:p text:style-name="P3">John sauvegarde automatiquement tous les mots de passe qu'il a décrypté dans le fichier d'output john.pot. Pour y accéder et l'afficher : <text:span text:style-name="Police_20_par_20_défaut"><text:span text:style-name="T3">cat ~/.john/john.pot</text:span></text:span></text:p>
      <text:p text:style-name="P3"/>
      <text:p text:style-name="P3">DIGRESSION : pour cracker un mot de passe encrypté en MD5, le mettre dans un fichier txt et ensuite, faire :</text:p>
      <text:p text:style-name="P3"><text:span text:style-name="Police_20_par_20_défaut"><text:span text:style-name="T3">john -format=raw-MD5 test.txt </text:span></text:span>(on précise le format. Dans le fichier, on a d'abord le nom d'utilisateur qu'on veut, puis deux points, puis le mot de passe encrypté. Au bout de quelques minutes, il nous casse l'encryptage).</text:p>
      <text:p text:style-name="P3"/>
      <text:p text:style-name="P3"/>
      <text:p text:style-name="P2">Prise de contrôle d'une machine windows en exploitant une faille logicielle (adobe acrobat 9) :</text:p>
      <text:p text:style-name="P2"/>
      <text:p text:style-name="P3">1. On a une machine windows 7 avec internet explorer 8, et on a adobe acrobat d'installé sur la machine virtuelle.</text:p>
      <text:p text:style-name="P3"/>
      <text:p text:style-name="P3">2. On ouvre Kali Linux et metasploit, et on utilise cet exploit :</text:p>
      <text:p text:style-name="P3"/>
      <text:p text:style-name="P4">use exploit/windows/fileformat/adobe_pdf_embedded_exe</text:p>
      <text:p text:style-name="P3"/>
      <text:p text:style-name="P3">--&gt; En effet, on voit dans les infos que c'est un exploit sur windows qui utilise un format de fichier, en l'occurence adobe_pdf, en y inscrivant un exécutable qui s'exécute dès qu'on ouvre le fichier dans la version d'adobe reader 8.0 ou 9.0, sous Windows XP ou bien windows vista (7) (il est nécessaire qu'on l'ouvre à partir de l'application, et pas direct sur le navigateur web, car la faille ne se trouve pas sur le navigateur...). Les infos sont le nom du fichier, le message qui launch l'exécutable principalement.</text:p>
      <text:p text:style-name="P3">Par défaut le nom de notre fichier d'attaque est "evil.pdf", et quand on lance l'exploit, ça nous marque ou est-ce qu'il est stocké.</text:p>
      <text:p text:style-name="P3"/>
      <text:p text:style-name="P3"><text:soft-page-break/>Ce fichier, il faut se débrouiller pour que notre victime l'ouvre avec Adobe Readder 9. Pour ça, on peut lui envoyer par mail, lui transférer par clé USB, etc... On peut aussi choisir de la mettre sur notre site par exemple. Ici Kali Linux héberge automatiquement un site, on va le mettre là-dessus.</text:p>
      <text:p text:style-name="P3">Bref, on va se mettre dans le dossier de notre fichier evil.pdf, puis :</text:p>
      <text:p text:style-name="P3"/>
      <text:p text:style-name="P3"><text:span text:style-name="Police_20_par_20_défaut"><text:span text:style-name="T3">mv evil.pdf /var/www/html</text:span></text:span><text:span text:style-name="Police_20_par_20_défaut"><text:span text:style-name="T3"><text:tab/></text:span></text:span>... Pour move notre fichier à la racine du site, qui est par défaut var/www/html. Le fichier sera ensuite accessible à partir de la racine. (ATTENTION : pour qu'on puisse accéder au site de Kali Linux il faut activer le serveur web apache, <text:span text:style-name="Police_20_par_20_défaut"><text:span text:style-name="T3">service apache2 start</text:span></text:span>.)</text:p>
      <text:p text:style-name="P3"/>
      <text:p text:style-name="P3">Dernière étape : créer le handler, la fonction qui nous permettra de prendre le contrôle de la machine à partir des infos transmises par l'exécutable de notre fichier piégé. Ce handler est générique, et marche pour tous types d'exploit qui nous file des infos comme ici.</text:p>
      <text:p text:style-name="P3"/>
      <text:p text:style-name="P4">Use exploit/multi/handler</text:p>
      <text:p text:style-name="P4">exploit</text:p>
      <text:p text:style-name="P3">... Ensuite, quand on a lancé le handler, on voit que le programme est en stand-by et attend de recevoir des infos de notre fichier malveillant.</text:p>
      <text:p text:style-name="P3"/>
      <text:p text:style-name="P3">Pour recevoir ces infos de notre machine, on va sur Win7, et on récupère le fichier sur le site de Kali Linux (grâce à l'adresse IP + /evil.pdf puisque notre fichier est à la racine), on l'enregistre sur le bureau, puis on l'ouvre en accpetant le message affiché qu'on a définit. <text:span text:style-name="Police_20_par_20_défaut"><text:span text:style-name="T1">A partir de là, une session meterpreter s'affiche et on peut effectuer des actions, on a pris le contrôle de la machine à distance.</text:span></text:span></text:p>
      <text:p text:style-name="P6"/>
      <text:p text:style-name="P3">Exemple des trucs qu'on peut faire (liste complète avec help une fois dans meterpreter) :</text:p>
      <text:p text:style-name="P3"><text:s/>- ps : liste les processus</text:p>
      <text:p text:style-name="P3"><text:s/>- sysinfo : informations système</text:p>
      <text:p text:style-name="P3"><text:s/>- getsystem : permet d'augmenter ses privilèges et passe administrateur sur la machine. Ne fonctionne pas toujours, loin de là.</text:p>
      <text:p text:style-name="P3"><text:s/>- ipconfig : normal.</text:p>
      <text:p text:style-name="P3"><text:s/>- execute -f program.exe : permet d'exécuter un programme sur la machine distante.</text:p>
      <text:p text:style-name="P3"><text:span text:style-name="Police_20_par_20_défaut"><text:span text:style-name="T3">Execute -f notepad.exe</text:span></text:span> par exemple.</text:p>
      <text:p text:style-name="P3"><text:s/>- On peut faire du keyscan :</text:p>
      <text:p text:style-name="P3"><text:span text:style-name="Police_20_par_20_défaut"><text:span text:style-name="T3">keyscan_start</text:span></text:span> <text:s text:c="4"/>... commence le key logging, tout ce que l'utilisateur écrit est enregistré...</text:p>
      <text:p text:style-name="P3"><text:span text:style-name="Police_20_par_20_défaut"><text:span text:style-name="T3">keyscan_dump</text:span></text:span><text:span text:style-name="Police_20_par_20_défaut"><text:span text:style-name="T3"><text:tab/></text:span></text:span>... Affiche ce qu'on a récupéré jusqu'ici.</text:p>
      <text:p text:style-name="P4">keyscan_stop</text:p>
      <text:p text:style-name="P3"><text:s/>- Pour tuer un processus, on utilise <text:span text:style-name="Police_20_par_20_défaut"><text:span text:style-name="T3">kill 1316 </text:span></text:span>(avec 1316 numéro du processus). Pour tuer un processus avec son nom, <text:span text:style-name="Police_20_par_20_défaut"><text:span text:style-name="T3">pkill</text:span></text:span>.</text:p>
      <text:p text:style-name="P3"><text:s/>- <text:span text:style-name="Police_20_par_20_défaut"><text:span text:style-name="T3">Screenshot </text:span></text:span>qui prend une capture d'écran et la sauvegarde.</text:p>
      <text:p text:style-name="P3"><text:s/>- <text:span text:style-name="Police_20_par_20_défaut"><text:span text:style-name="T3">Shutdown </text:span></text:span>qui arrête la machine.</text:p>
      <text:p text:style-name="P3"><text:s/>- <text:span text:style-name="Police_20_par_20_défaut"><text:span text:style-name="T3">search </text:span></text:span>pour chercher un fichier, <text:span text:style-name="Police_20_par_20_défaut"><text:span text:style-name="T3">pwd, ls, mkdir, rm, cat, upload </text:span></text:span>pour uploader un fichier dans la machine contrôlée.</text:p>
      <text:p text:style-name="P3"><text:s/>- On peut pas vraiment créer de fichier, mais on peut le créer sur notre machine, puis l'upload sur l'autre machine grâce à la commande <text:span text:style-name="Police_20_par_20_défaut"><text:span text:style-name="T3">upload</text:span></text:span>, et ensuite on peut <text:span text:style-name="Police_20_par_20_défaut"><text:span text:style-name="T3">edit file.txt </text:span></text:span>.</text:p>
      <text:p text:style-name="P3">Utilisation d'upload : <text:span text:style-name="Police_20_par_20_défaut"><text:span text:style-name="T3">upload /root/Desktop/pass.txt </text:span></text:span>-&gt; upload pass.txt dans le dossier actuel de meterpreter. On peut aussi préciser un endroit où upload dans la machine contrôlée.</text:p>
      <text:p text:style-name="P3"/>
      <text:p text:style-name="P3"/>
      <text:p text:style-name="P8">L’ingénierie sociale (manipuler des personnes grâce aux interactions sociales) :</text:p>
      <text:p text:style-name="P8"/>
      <text:p text:style-name="P9">Par téléphone, shoulder surfing, dumpster diving (se rendre dans l’entreprise…). C’est ce qui arrive <text:soft-page-break/>souvent en fait, promesse de quelque chose en échange / menaces pour obtenir des mots de passe ou des informations. Tous les moyens sont bons (imposture etc…). </text:p>
      <text:p text:style-name="P9"/>
      <text:p text:style-name="P9"><text:s/>--------- Phishing : </text:p>
      <text:list xml:id="list8007372628511307423" text:style-name="L3">
        <text:list-item>
          <text:p text:style-name="P16">Détourner très légèrement une url et copier entièrement le design d’un site officiel</text:p>
        </text:list-item>
        <text:list-item>
          <text:p text:style-name="P16">Tabnabbing : site pirate qui change de contenu dès lors qu’on change d’onglet, en gardant la même URL, par exemple imaginons qu’on change l’onglet, l’affichage de notre piège passe en gmail, on n’a rien ouvert de nouveau et on confond l’onglet avec celui de notre gmail, et on tape le mot de passe. Marche vraiment bien.</text:p>
        </text:list-item>
        <text:list-item>
          <text:p text:style-name="P16">Spear phishing : attaque directe et ciblée sur une personne, avec des infos sur elle. </text:p>
        </text:list-item>
        <text:list-item>
          <text:p text:style-name="P16">Phishing in-session : on utilise des plugins de navigateur qui ont l’air tout à fait inoffensifs, mais qui, grâce à JavaScript, va ouvrir un message sur un site connu (par exemple nous demandant de se connecter). On croit que le message vient du site (l’URL est la même) et on se fait bait. </text:p>
        </text:list-item>
        <text:list-item>
          <text:p text:style-name="P16">Le Pharming : exploiter les faiblesses DNS, rediriger vers un autre serveur derrière un nom de domaine, ou via un programme qui utilise le cache, en lui donnant de mauvaises infos. <text:s/></text:p>
        </text:list-item>
      </text:list>
      <text:p text:style-name="P10"/>
      <text:p text:style-name="P10"><text:s/>--------- E-Whoring : se faire passer pour une meuf. Se protéger par Tineye. </text:p>
      <text:p text:style-name="P10"/>
      <text:p text:style-name="P10"><text:s/>--------- Malvertising : Afficher des publicités malveillantes sur un site. On peut infecter avec un clic (redirige vers un site de phishing) ou direct sans clic, script pour afficher la publicité qui d’exécute dès qu’on visite le site. Populaire sur mobile. </text:p>
      <text:p text:style-name="P10"/>
      <text:p text:style-name="P10">--------- Éléments visuels facebook : mettre un caractère spécial pour que son nom soit vide, identifier au tout début du message qqun de connu, et à la place du nom on a la personne.</text:p>
      <text:p text:style-name="P10"/>
      <text:p text:style-name="P10">-------- Clickjacking : mettre une page transparente au-dessus d’un autre site. </text:p>
      <text:p text:style-name="P10"/>
      <text:p text:style-name="P10">------- Failles de redirection : sites qui ont des mécanismes comme ça :</text:p>
      <text:p text:style-name="P10"/>
      <text:p text:style-name="P12">$redirect_url = $_GET[‘url’] ;</text:p>
      <text:p text:style-name="P12">header(‘Location : ‘ .$redirect_url;</text:p>
      <text:p text:style-name="P12"/>
      <text:p text:style-name="P11">On peut cliquer sur un site URL mais dont quelqu’un a modifié la redirection du site vers un site malveillant, de phishing ou quoi, surtout si l’url est coupée ou quoi. </text:p>
      <text:p text:style-name="P11"/>
      <text:p text:style-name="P11">Arrêt du cours vidéo #49 car pas de ressources pour le site vulnérable, + cours assez moye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Times New Roman" style:font-name-asian="Andale Sans UI" style:font-name-complex="Times New Roman"/>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meta:creation-date>2009-04-16T11:32:00Z</meta:creation-date>
    <dc:date>2022-02-05T16:55:39.33</dc:date>
    <meta:editing-cycles>15</meta:editing-cycles>
    <meta:editing-duration>PT1M35S</meta:editing-duration>
    <meta:document-statistic meta:table-count="0" meta:image-count="0" meta:object-count="0" meta:page-count="6" meta:paragraph-count="122" meta:word-count="2720" meta:character-count="16446"/>
    <meta:user-defined meta:name="Info 1"/>
    <meta:user-defined meta:name="Info 2"/>
    <meta:user-defined meta:name="Info 3"/>
    <meta:user-defined meta:name="Info 4"/>
    <meta:template xlink:type="simple" xlink:actuate="onRequest" xlink:title="" xlink:href="Normal"/>
  </office:meta>
</office:document-meta>
</file>